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_5f_-title">
      <style:graphic-properties fo:min-height="2.25cm"/>
      <style:paragraph-properties style:writing-mode="lr-tb"/>
    </style:style>
    <style:style style:name="pr8" style:family="presentation" style:parent-style-name="Alizarin0_5f_-subtitle">
      <style:graphic-properties draw:fill-color="#ffffff" fo:min-height="6.75cm"/>
      <style:paragraph-properties style:writing-mode="lr-tb"/>
    </style:style>
    <style:style style:name="pr9" style:family="presentation" style:parent-style-name="Alizarin0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2pt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fo:color="#c9211e" fo:font-size="22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4pt" style:font-size-asian="13pt" style:font-size-complex="13pt"/>
    </style:style>
    <style:style style:name="T4" style:family="text">
      <style:text-properties fo:font-size="16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Rest API 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<text:s/></text:span><text:span text:style-name="T1">REST steht für REpresentational State Transfer</text:span></text:p>
              </text:list-item>
              <text:list-item>
                <text:p><text:span text:style-name="T1"><text:s/>„</text:span><text:span text:style-name="T1">State Transfer“ beschreibt den Übergang von aktuellen</text:span><text:span text:style-name="T1"><text:line-break/></text:span><text:span text:style-name="T1"> <text:s/>zum nächsten Zustand </text:span></text:p>
              </text:list-item>
              <text:list-item>
                <text:p><text:span text:style-name="T1"><text:s/></text:span><text:span text:style-name="T1">Kommunikation über HTTP(s)</text:span></text:p>
              </text:list-item>
              <text:list-item>
                <text:p><text:span text:style-name="T1"><text:s/></text:span><text:span text:style-name="T1">Wichtigste Eigenschaften</text:span><text:span text:style-name="T1"><text:line-break/></text:span><text:span text:style-name="T1"><text:line-break/></text:span><text:span text:style-name="T1"> <text:s/>- Client-Server Architektur</text:span><text:span text:style-name="T1"><text:line-break/></text:span><text:span text:style-name="T1"><text:line-break/></text:span><text:span text:style-name="T1"> <text:s/>- Zustandslosigkeit</text:span><text:span text:style-name="T1"><text:line-break/></text:span><text:span text:style-name="T1"><text:line-break/></text:span><text:span text:style-name="T1"> <text:s/>- Einheitliche Schnittstellen (</text:span><text:span text:style-name="T2">GET, POST</text:span><text:span text:style-name="T1">, PUT, HEAD,</text:span><text:span text:style-name="T1"><text:line-break/></text:span><text:span text:style-name="T1"> <text:s text:c="3"/>DELETE, PATCH, OPTIONS)</text:span><text:span text:style-name="T1"><text:line-break/></text:span><text:span text:style-name="T1"> <text:s text:c="3"/></text:span><text:span text:style-name="T3">(https://www.w3schools.com/tags/ref_httpmethods.as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dressen speichern / lesen<text:line-break/></text:p>
              </text:list-item>
              <text:list-item>
                <text:p>Rest API Server Implementierung auf Tomcat<text:line-break/></text:p>
              </text:list-item>
              <text:list-item>
                <text:p>Rest API Client Impl. Java Cmd Line<text:line-break/></text:p>
              </text:list-item>
              <text:list-item>
                <text:p>(De)Serialisierung mit Gson<text:line-break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Entwicklungsumgebung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Eclipse EE Web Service Umgebung (2020.03)<text:line-break/><text:span text:style-name="T4">(</text:span><text:span text:style-name="T4"><text:a xlink:href="https://www.eclipse.org/downloads/" xlink:type="simple">https://www.eclipse.org/downloads/</text:a></text:span><text:span text:style-name="T4">)</text:span><text:span text:style-name="T4"><text:line-break/></text:span><text:span text:style-name="T4"><text:line-break/></text:span><text:span text:style-name="T4">IntelliJ Community Edition bietet keine „gescheite“ WebService Unterstützung!</text:span><text:line-break/></text:p>
              </text:list-item>
              <text:list-item>
                <text:p>Eclipse EE Web Service Umgebung (2020.0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 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er Applikation DynWeb1</text:p>
              </text:list-item>
              <text:list-item>
                <text:p>Client Applikation DynWeb1Client</text:p>
              </text:list-item>
              <text:list-item>
                <text:p>Die Beispiele befinden sich unter GitHub<text:line-break/><text:span text:style-name="T4">https://github.com/skonline202004/onlinetutor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26cm" svg:height="2.5cm" svg:x="1cm" svg:y="9.25cm" presentation:class="title">
          <draw:text-box>
            <text:p>Rest API Client Anwendung </text:p>
          </draw:text-box>
        </draw:frame>
        <draw:frame presentation:style-name="pr8" draw:text-style-name="P4" draw:layer="layout" svg:width="25.5cm" svg:height="7cm" svg:x="1.5cm" svg:y="13cm" presentation:class="subtitle">
          <draw:text-box>
            <text:p text:style-name="P3">Anwendung: PublicWebServiceClient (siehe GitHub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ublicWebServiceClient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Verwendung des öffentlichen WebServices<text:line-break/><text:a xlink:href="https://jsonplaceholder.typicode.com/" xlink:type="simple">https://jsonplaceholder.typicode.com</text:a></text:p>
              </text:list-item>
              <text:list-item>
                <text:p>Implementierung eines einfachen Rest API Clients zum Zugriff auf die Todo-Liste des <text:line-break/>WebServices</text:p>
              </text:list-item>
              <text:list-item>
                <text:p>Verwendung von IntelliJ</text:p>
              </text:list-item>
              <text:list-item>
                <text:p>Üben Gson </text:p>
              </text:list-item>
              <text:list-item>
                <text:p>Üben Debugger</text:p>
              </text:list-item>
              <text:list-item>
                <text:p>Üben GitHub Integration in IntelliJ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20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4:55:01.191490073</meta:creation-date>
    <meta:editing-duration>PT46M13S</meta:editing-duration>
    <meta:editing-cycles>21</meta:editing-cycles>
    <meta:generator>LibreOffice/6.3.5.2$Linux_X86_64 LibreOffice_project/30$Build-2</meta:generator>
    <dc:title>Alizarin</dc:title>
    <dc:date>2020-04-28T09:22:11.316135293</dc:date>
    <meta:document-statistic meta:object-count="77"/>
  </office:meta>
</office:document-meta>
</file>